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4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5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5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5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5">
            <text:p>0607 <text:s/>81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5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6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7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8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09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10:52.11">
            <text:p>0607 <text:s/>810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10:50.49">
            <text:p>0607 <text:s/>81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7T08:10:50.49">
            <text:p>2021/6/7 8:1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10:50.49">
            <text:p>0607 <text:s/>810</text:p>
          </table:table-cell>
          <table:table-cell table:style-name="ce7" table:formula="of:=NOW()" office:value-type="date" office:date-value="2021-06-07T08:10:52.11">
            <text:p>0607 <text:s/>81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7T08:10:52.11">
            <text:p>0607 <text:s/>81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/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8">
            <text:p>18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">
            <text:p>1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0">
            <text:p>2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1">
            <text:p>2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2">
            <text:p>2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7T08:10:51.88">
            <text:p>0607 <text:s/>810</text:p>
          </table:table-cell>
          <table:table-cell table:style-name="ce7" table:formula="of:=NOW()" office:value-type="date" office:date-value="2021-06-07T08:10:51.88">
            <text:p>0607 <text:s/>8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7T08:10:51.88">
            <text:p>0607 <text:s/>81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2021/06/07</text:date>, <text:time>08:10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7T08:10:51.82</dc:date>
    <dc:creator>iwabuchi ken</dc:creator>
    <meta:editing-duration>P3DT13H33M23S</meta:editing-duration>
    <meta:editing-cycles>505</meta:editing-cycles>
    <meta:generator>OpenOffice/4.1.3$Win32 OpenOffice.org_project/413m1$Build-9783</meta:generator>
    <meta:document-statistic meta:table-count="2" meta:cell-count="546" meta:object-count="0"/>
  </office:meta>
</office:document-meta>
</file>